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182c5" draw:marker-start="" draw:marker-start-width="0.3cm" draw:marker-start-center="false" draw:marker-end="" draw:marker-end-width="0.3cm" draw:marker-end-center="false" draw:fill="solid" draw:fill-color="#0182c5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f39f3d" draw:marker-start="" draw:marker-start-width="0.3cm" draw:marker-start-center="false" draw:marker-end="" draw:marker-end-width="0.3cm" draw:marker-end-center="false" draw:fill="solid" draw:fill-color="#f39f3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05cm" svg:height="1.204cm" draw:transform="skewX (0.00122173047639605) rotate (-0.558330827712987) translate (9.68355074952329cm 13.3643287290251cm)" svg:viewBox="0 0 1506 1205" draw:points="1,1204 0,602 602,0 1506,904 1506,1205">
            <text:p/>
          </draw:polygon>
          <draw:line draw:style-name="gr2" draw:text-style-name="P2" draw:layer="layout" svg:x1="10.417cm" svg:y1="15.582cm" svg:x2="11.534cm" svg:y2="13.795cm">
            <text:p/>
          </draw:line>
          <draw:polygon draw:style-name="gr3" draw:text-style-name="P3" draw:layer="layout" svg:width="1.504cm" svg:height="1.204cm" draw:transform="skewX (-0.00139626340159542) rotate (-0.559203492338984) translate (11.3680715842229cm 14.4163822853559cm)" svg:viewBox="0 0 1505 1205" draw:points="1505,1204 1505,602 905,0 0,904 0,120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1:18:04.363300678</meta:creation-date>
    <dc:date>2018-04-10T11:18:27.041633586</dc:date>
    <meta:editing-duration>PT23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